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b32d2" officeooo:paragraph-rsid="001b32d2"/>
    </style:style>
    <style:style style:name="P2" style:family="paragraph" style:parent-style-name="Standard">
      <style:text-properties style:font-name="DejaVu Sans" officeooo:rsid="001c02fd" officeooo:paragraph-rsid="001c02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ção</text:p>
      <text:p text:style-name="P1">algoritmos</text:p>
      <text:p text:style-name="P1">alura</text:p>
      <text:p text:style-name="P1">aplicativos</text:p>
      <text:p text:style-name="P1">armazenamento de dados</text:p>
      <text:p text:style-name="P1">computador</text:p>
      <text:p text:style-name="P1">criatividade</text:p>
      <text:p text:style-name="P2">decomposição</text:p>
      <text:p text:style-name="P1">digital</text:p>
      <text:p text:style-name="P1">editor</text:p>
      <text:p text:style-name="P2">email</text:p>
      <text:p text:style-name="P1">estratégia</text:p>
      <text:p text:style-name="P1">fone</text:p>
      <text:p text:style-name="P2">metas</text:p>
      <text:p text:style-name="P2">net</text:p>
      <text:p text:style-name="P2">objetivo</text:p>
      <text:p text:style-name="P2">offliine</text:p>
      <text:p text:style-name="P2">padroẽs</text:p>
      <text:p text:style-name="P2">plataforma</text:p>
      <text:p text:style-name="P2">pong</text:p>
      <text:p text:style-name="P2">problemas</text:p>
      <text:p text:style-name="P2">raciocínio</text:p>
      <text:p text:style-name="P2">raquete</text:p>
      <text:p text:style-name="P2">schatch</text:p>
      <text:p text:style-name="P2">smart</text:p>
      <text:p text:style-name="P2">tecnologia 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11:55:00.703598116</meta:creation-date>
    <dc:date>2022-08-23T12:15:11.015020605</dc:date>
    <meta:editing-duration>PT10M</meta:editing-duration>
    <meta:editing-cycles>1</meta:editing-cycles>
    <meta:document-statistic meta:table-count="0" meta:image-count="0" meta:object-count="0" meta:page-count="1" meta:paragraph-count="26" meta:word-count="28" meta:character-count="217" meta:non-whitespace-character-count="214"/>
    <meta:generator>LibreOffice/5.1.6.2$Linux_X86_64 LibreOffice_project/10m0$Build-2</meta:generator>
  </office:meta>
</office:document-meta>
</file>